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4951388888889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6" table:default-cell-style-name="ce14"/>
        <table:table-column table:style-name="co6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7493" table:style-name="ce6">
            <text:p>7,493</text:p>
          </table:table-cell>
          <table:table-cell office:value-type="float" office:value="6684.0690000000186" table:style-name="ce7">
            <text:p>6,684.07</text:p>
          </table:table-cell>
          <table:table-cell office:value-type="float" office:value="14933" table:style-name="ce6">
            <text:p>14,933</text:p>
          </table:table-cell>
          <table:table-cell office:value-type="float" office:value="13806.027061210869" table:style-name="ce7">
            <text:p>13,806.03</text:p>
          </table:table-cell>
          <table:table-cell office:value-type="float" office:value="9898" table:style-name="ce6">
            <text:p>9,898</text:p>
          </table:table-cell>
          <table:table-cell office:value-type="float" office:value="9596.7299999999814" table:style-name="ce7">
            <text:p>9,596.73</text:p>
          </table:table-cell>
          <table:table-cell office:value-type="float" office:value="3895" table:style-name="ce6">
            <text:p>3,895</text:p>
          </table:table-cell>
          <table:table-cell office:value-type="float" office:value="3812.5270000000023" table:style-name="ce7">
            <text:p>3,812.53</text:p>
          </table:table-cell>
          <table:table-cell office:value-type="float" office:value="309" table:style-name="ce6">
            <text:p>309</text:p>
          </table:table-cell>
          <table:table-cell office:value-type="float" office:value="303.58600000000001" table:style-name="ce7">
            <text:p>303.59</text:p>
          </table:table-cell>
          <table:table-cell office:value-type="float" office:value="221" table:style-name="ce6">
            <text:p>221</text:p>
          </table:table-cell>
          <table:table-cell office:value-type="float" office:value="213.92572227400004" table:style-name="ce7">
            <text:p>213.93</text:p>
          </table:table-cell>
          <table:table-cell office:value-type="float" office:value="36749" table:style-name="ce8">
            <text:p>36,749</text:p>
          </table:table-cell>
          <table:table-cell office:value-type="float" office:value="34416.864783484874" table:style-name="ce9">
            <text:p>34,416.86</text:p>
          </table:table-cell>
          <table:table-cell office:value-type="float" office:value="4550" table:style-name="ce6">
            <text:p>4,550</text:p>
          </table:table-cell>
          <table:table-cell office:value-type="float" office:value="4398.6979999999949" table:style-name="ce7">
            <text:p>4,398.70</text:p>
          </table:table-cell>
          <table:table-cell office:value-type="float" office:value="876" table:style-name="ce6">
            <text:p>876</text:p>
          </table:table-cell>
          <table:table-cell office:value-type="float" office:value="872.04300000000001" table:style-name="ce7">
            <text:p>872.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26" table:style-name="ce8">
            <text:p>5,426</text:p>
          </table:table-cell>
          <table:table-cell office:value-type="float" office:value="5270.7409999999945" table:style-name="ce9">
            <text:p>5,270.74</text:p>
          </table:table-cell>
          <table:table-cell table:style-name="ce7"/>
          <table:table-cell office:value-type="float" office:value="42175" table:style-name="ce8">
            <text:p>42,175</text:p>
          </table:table-cell>
          <table:table-cell office:value-type="float" office:value="39687.605783484869" table:style-name="ce9">
            <text:p>39,687.61</text:p>
          </table:table-cell>
          <table:table-cell office:value-type="currency" office:value="94022236.650000021" table:style-name="ce10">
            <text:p>£94,022,236.65</text:p>
          </table:table-cell>
          <table:table-cell office:value-type="currency" office:value="9191023.9600000046" table:style-name="ce10">
            <text:p>£9,191,023.96</text:p>
          </table:table-cell>
          <table:table-cell office:value-type="currency" office:value="-3292686.8900000006" table:style-name="ce10">
            <text:p>-£3,292,686.89</text:p>
          </table:table-cell>
          <table:table-cell office:value-type="currency" office:value="2565753.8300000005" table:style-name="ce10">
            <text:p>£2,565,753.83</text:p>
          </table:table-cell>
          <table:table-cell office:value-type="currency" office:value="27649274.530000001" table:style-name="ce10">
            <text:p>£27,649,274.53</text:p>
          </table:table-cell>
          <table:table-cell office:value-type="currency" office:value="11911987.059999999" table:style-name="ce10">
            <text:p>£11,911,987.06</text:p>
          </table:table-cell>
          <table:table-cell office:value-type="currency" office:value="142047589.14000002" table:style-name="ce11">
            <text:p>£142,047,589.14</text:p>
          </table:table-cell>
          <table:table-cell office:value-type="currency" office:value="14293212.059999999" table:style-name="ce10">
            <text:p>£14,293,212.06</text:p>
          </table:table-cell>
          <table:table-cell office:value-type="currency" office:value="-8219775.4200000055" table:style-name="ce10">
            <text:p>-£8,219,775.42</text:p>
          </table:table-cell>
          <table:table-cell office:value-type="currency" office:value="6073436.6399999931" table:style-name="ce11">
            <text:p>£6,073,436.64</text:p>
          </table:table-cell>
          <table:table-cell office:value-type="currency" office:value="148121025.78" table:style-name="ce12">
            <text:p>£148,121,025.78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54" table:style-name="ce6">
            <text:p>354</text:p>
          </table:table-cell>
          <table:table-cell office:value-type="float" office:value="282.03405405239982" table:style-name="ce7">
            <text:p>282.03</text:p>
          </table:table-cell>
          <table:table-cell office:value-type="float" office:value="316" table:style-name="ce6">
            <text:p>316</text:p>
          </table:table-cell>
          <table:table-cell office:value-type="float" office:value="283.03772972990009" table:style-name="ce7">
            <text:p>283.04</text:p>
          </table:table-cell>
          <table:table-cell office:value-type="float" office:value="390" table:style-name="ce6">
            <text:p>390</text:p>
          </table:table-cell>
          <table:table-cell office:value-type="float" office:value="374.97729729709999" table:style-name="ce7">
            <text:p>374.98</text:p>
          </table:table-cell>
          <table:table-cell office:value-type="float" office:value="95" table:style-name="ce6">
            <text:p>95</text:p>
          </table:table-cell>
          <table:table-cell office:value-type="float" office:value="92.74864864860001" table:style-name="ce7">
            <text:p>92.75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.00</text:p>
          </table:table-cell>
          <table:table-cell office:value-type="float" office:value="6" table:style-name="ce6">
            <text:p>6</text:p>
          </table:table-cell>
          <table:table-cell office:value-type="float" office:value="5.4" table:style-name="ce7">
            <text:p>5.40</text:p>
          </table:table-cell>
          <table:table-cell office:value-type="float" office:value="1173" table:style-name="ce8">
            <text:p>1,173</text:p>
          </table:table-cell>
          <table:table-cell office:value-type="float" office:value="1050.197729728" table:style-name="ce9">
            <text:p>1,050.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9">
            <text:p>8.00</text:p>
          </table:table-cell>
          <table:table-cell table:style-name="ce7"/>
          <table:table-cell office:value-type="float" office:value="1181" table:style-name="ce8">
            <text:p>1,181</text:p>
          </table:table-cell>
          <table:table-cell office:value-type="float" office:value="1058.197729728" table:style-name="ce9">
            <text:p>1,058.20</text:p>
          </table:table-cell>
          <table:table-cell office:value-type="currency" office:value="2655435" table:style-name="ce10">
            <text:p>£2,655,435.00</text:p>
          </table:table-cell>
          <table:table-cell office:value-type="currency" office:value="14895" table:style-name="ce10">
            <text:p>£14,89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98543.06" table:style-name="ce10">
            <text:p>£98,543.06</text:p>
          </table:table-cell>
          <table:table-cell office:value-type="currency" office:value="719821.21" table:style-name="ce10">
            <text:p>£719,821.21</text:p>
          </table:table-cell>
          <table:table-cell office:value-type="currency" office:value="305643" table:style-name="ce10">
            <text:p>£305,643.00</text:p>
          </table:table-cell>
          <table:table-cell office:value-type="currency" office:value="3794337.27" table:style-name="ce11">
            <text:p>£3,794,337.27</text:p>
          </table:table-cell>
          <table:table-cell office:value-type="currency" office:value="0" table:style-name="ce10">
            <text:p>£0.00</text:p>
          </table:table-cell>
          <table:table-cell office:value-type="currency" office:value="142658.85" table:style-name="ce10">
            <text:p>£142,658.85</text:p>
          </table:table-cell>
          <table:table-cell office:value-type="currency" office:value="142658.85" table:style-name="ce11">
            <text:p>£142,658.85</text:p>
          </table:table-cell>
          <table:table-cell office:value-type="currency" office:value="3936996.12" table:style-name="ce12">
            <text:p>£3,936,996.12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91" table:style-name="ce6">
            <text:p>191</text:p>
          </table:table-cell>
          <table:table-cell office:value-type="float" office:value="183.8" table:style-name="ce7">
            <text:p>183.80</text:p>
          </table:table-cell>
          <table:table-cell office:value-type="float" office:value="447" table:style-name="ce6">
            <text:p>447</text:p>
          </table:table-cell>
          <table:table-cell office:value-type="float" office:value="427.8" table:style-name="ce7">
            <text:p>427.80</text:p>
          </table:table-cell>
          <table:table-cell office:value-type="float" office:value="294" table:style-name="ce6">
            <text:p>294</text:p>
          </table:table-cell>
          <table:table-cell office:value-type="float" office:value="287.60000000000002" table:style-name="ce7">
            <text:p>287.6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989" table:style-name="ce8">
            <text:p>989</text:p>
          </table:table-cell>
          <table:table-cell office:value-type="float" office:value="955.40000000000009" table:style-name="ce9">
            <text:p>955.4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8">
            <text:p>2</text:p>
          </table:table-cell>
          <table:table-cell office:value-type="float" office:value="1.45" table:style-name="ce9">
            <text:p>1.45</text:p>
          </table:table-cell>
          <table:table-cell table:style-name="ce7"/>
          <table:table-cell office:value-type="float" office:value="991" table:style-name="ce8">
            <text:p>991</text:p>
          </table:table-cell>
          <table:table-cell office:value-type="float" office:value="956.85000000000014" table:style-name="ce9">
            <text:p>956.85</text:p>
          </table:table-cell>
          <table:table-cell office:value-type="currency" office:value="3023132" table:style-name="ce10">
            <text:p>£3,023,132.00</text:p>
          </table:table-cell>
          <table:table-cell office:value-type="currency" office:value="122370" table:style-name="ce10">
            <text:p>£122,37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18749" table:style-name="ce10">
            <text:p>£818,749.00</text:p>
          </table:table-cell>
          <table:table-cell office:value-type="currency" office:value="375081" table:style-name="ce10">
            <text:p>£375,081.00</text:p>
          </table:table-cell>
          <table:table-cell office:value-type="currency" office:value="4339332" table:style-name="ce11">
            <text:p>£4,339,332.00</text:p>
          </table:table-cell>
          <table:table-cell office:value-type="currency" office:value="28360" table:style-name="ce10">
            <text:p>£28,36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8360" table:style-name="ce11">
            <text:p>£28,360.00</text:p>
          </table:table-cell>
          <table:table-cell office:value-type="currency" office:value="4367692" table:style-name="ce12">
            <text:p>£4,367,692.00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7.6" table:style-name="ce7">
            <text:p>7.60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" table:style-name="ce6">
            <text:p>1</text:p>
          </table:table-cell>
          <table:table-cell office:value-type="float" office:value="0.8" table:style-name="ce7">
            <text:p>0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currency" office:value="191878" table:style-name="ce10">
            <text:p>£191,878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0616" table:style-name="ce10">
            <text:p>£50,616.00</text:p>
          </table:table-cell>
          <table:table-cell office:value-type="currency" office:value="22146.94" table:style-name="ce10">
            <text:p>£22,146.94</text:p>
          </table:table-cell>
          <table:table-cell office:value-type="currency" office:value="264640.94" table:style-name="ce11">
            <text:p>£264,640.9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4640.94" table:style-name="ce12">
            <text:p>£264,640.94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1" table:style-name="ce6">
            <text:p>81</text:p>
          </table:table-cell>
          <table:table-cell office:value-type="float" office:value="74.67" table:style-name="ce7">
            <text:p>74.67</text:p>
          </table:table-cell>
          <table:table-cell office:value-type="float" office:value="95" table:style-name="ce6">
            <text:p>95</text:p>
          </table:table-cell>
          <table:table-cell office:value-type="float" office:value="93.9" table:style-name="ce7">
            <text:p>93.90</text:p>
          </table:table-cell>
          <table:table-cell office:value-type="float" office:value="86" table:style-name="ce6">
            <text:p>86</text:p>
          </table:table-cell>
          <table:table-cell office:value-type="float" office:value="85.44" table:style-name="ce7">
            <text:p>85.44</text:p>
          </table:table-cell>
          <table:table-cell office:value-type="float" office:value="16" table:style-name="ce6">
            <text:p>16</text:p>
          </table:table-cell>
          <table:table-cell office:value-type="float" office:value="15.4" table:style-name="ce7">
            <text:p>15.4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7">
            <text:p>3.00</text:p>
          </table:table-cell>
          <table:table-cell office:value-type="float" office:value="5" table:style-name="ce6">
            <text:p>5</text:p>
          </table:table-cell>
          <table:table-cell office:value-type="float" office:value="0.88" table:style-name="ce7">
            <text:p>0.88</text:p>
          </table:table-cell>
          <table:table-cell office:value-type="float" office:value="287" table:style-name="ce8">
            <text:p>287</text:p>
          </table:table-cell>
          <table:table-cell office:value-type="float" office:value="273.28999999999996" table:style-name="ce9">
            <text:p>273.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6">
            <text:p>3</text:p>
          </table:table-cell>
          <table:table-cell office:value-type="float" office:value="2.4" table:style-name="ce7">
            <text:p>2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8">
            <text:p>3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290" table:style-name="ce8">
            <text:p>290</text:p>
          </table:table-cell>
          <table:table-cell office:value-type="float" office:value="275.68999999999994" table:style-name="ce9">
            <text:p>275.69</text:p>
          </table:table-cell>
          <table:table-cell office:value-type="currency" office:value="863481.93" table:style-name="ce10">
            <text:p>£863,481.93</text:p>
          </table:table-cell>
          <table:table-cell office:value-type="currency" office:value="19279.73" table:style-name="ce10">
            <text:p>£19,279.73</text:p>
          </table:table-cell>
          <table:table-cell office:value-type="currency" office:value="127550" table:style-name="ce10">
            <text:p>£127,550.00</text:p>
          </table:table-cell>
          <table:table-cell office:value-type="currency" office:value="17687.43" table:style-name="ce10">
            <text:p>£17,687.43</text:p>
          </table:table-cell>
          <table:table-cell office:value-type="currency" office:value="210278.67" table:style-name="ce10">
            <text:p>£210,278.67</text:p>
          </table:table-cell>
          <table:table-cell office:value-type="currency" office:value="121898.18" table:style-name="ce10">
            <text:p>£121,898.18</text:p>
          </table:table-cell>
          <table:table-cell office:value-type="currency" office:value="1360175.94" table:style-name="ce11">
            <text:p>£1,360,175.94</text:p>
          </table:table-cell>
          <table:table-cell office:value-type="currency" office:value="0" table:style-name="ce10">
            <text:p>£0.00</text:p>
          </table:table-cell>
          <table:table-cell office:value-type="currency" office:value="61434.38" table:style-name="ce10">
            <text:p>£61,434.38</text:p>
          </table:table-cell>
          <table:table-cell office:value-type="currency" office:value="61434.38" table:style-name="ce11">
            <text:p>£61,434.38</text:p>
          </table:table-cell>
          <table:table-cell office:value-type="currency" office:value="1421610.3199999998" table:style-name="ce12">
            <text:p>£1,421,610.32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92" table:style-name="ce6">
            <text:p>92</text:p>
          </table:table-cell>
          <table:table-cell office:value-type="float" office:value="90.38" table:style-name="ce7">
            <text:p>90.38</text:p>
          </table:table-cell>
          <table:table-cell office:value-type="float" office:value="9" table:style-name="ce6">
            <text:p>9</text:p>
          </table:table-cell>
          <table:table-cell office:value-type="float" office:value="8.8000000000000007" table:style-name="ce7">
            <text:p>8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3" table:style-name="ce8">
            <text:p>113</text:p>
          </table:table-cell>
          <table:table-cell office:value-type="float" office:value="111.17999999999999" table:style-name="ce9">
            <text:p>111.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float" office:value="111.17999999999999" table:style-name="ce9">
            <text:p>111.18</text:p>
          </table:table-cell>
          <table:table-cell office:value-type="currency" office:value="325352.3" table:style-name="ce10">
            <text:p>£325,352.30</text:p>
          </table:table-cell>
          <table:table-cell office:value-type="currency" office:value="7833.02" table:style-name="ce10">
            <text:p>£7,833.0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2616.550000000061" table:style-name="ce10">
            <text:p>£82,616.55</text:p>
          </table:table-cell>
          <table:table-cell office:value-type="currency" office:value="37516.040000000008" table:style-name="ce10">
            <text:p>£37,516.04</text:p>
          </table:table-cell>
          <table:table-cell office:value-type="currency" office:value="453317.91000000003" table:style-name="ce11">
            <text:p>£453,317.9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53317.91000000003" table:style-name="ce12">
            <text:p>£453,317.91</text:p>
          </table:table-cell>
          <table:table-cell table:style-name="ce5"/>
          <table:table-cell table:number-columns-repeated="16342"/>
        </table:table-row>
        <table:table-row table:number-rows-repeated="9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24" table:style-name="ro3">
          <table:table-cell table:number-columns-repeated="36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Raji Mathew John</meta:initial-creator>
    <dc:creator>Mathew John Raji</dc:creator>
    <meta:creation-date>2022-05-25T10:02:41Z</meta:creation-date>
    <dc:date>2022-07-05T11:05:54Z</dc:date>
  </office:meta>
</office:document-meta>
</file>